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170.2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71.3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0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36626|</text:p>
          </table:table-cell>
          <table:table-cell office:value-type="string" calcext:value-type="string">
            <text:p>9783898366984|</text:p>
          </table:table-cell>
          <table:table-cell/>
          <table:table-cell office:value-type="string" calcext:value-type="string">
            <text:p>Koeln</text:p>
          </table:table-cell>
          <table:table-cell office:value-type="string" calcext:value-type="string">
            <text:p>Komet-Verl.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nebenan : Revolutionaere Ideen in der Astrophys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own Das Universum nebenan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671|</text:p>
          </table:table-cell>
          <table:table-cell office:value-type="string" calcext:value-type="string">
            <text:p>3980754006|</text:p>
          </table:table-cell>
          <table:table-cell/>
          <table:table-cell office:value-type="string" calcext:value-type="string">
            <text:p>Erlangen</text:p>
          </table:table-cell>
          <table:table-cell office:value-type="string" calcext:value-type="string">
            <text:p>Oculum-Verl.</text:p>
          </table:table-cell>
          <table:table-cell office:value-type="string" calcext:value-type="string">
            <text:p>Stoyan, Ronald</text:p>
          </table:table-cell>
          <table:table-cell office:value-type="string" calcext:value-type="string">
            <text:p>Deep Sky Reisefuehrer : Nebel, Sternhaufen und Galaxien mit eigenen Augen entdeck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yan Deep Sky Reisefuehrer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734|</text:p>
          </table:table-cell>
          <table:table-cell office:value-type="string" calcext:value-type="string">
            <text:p>3335003969|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Liebscher, Dierck-Ekkehard</text:p>
          </table:table-cell>
          <table:table-cell office:value-type="string" calcext:value-type="string">
            <text:p>Kosmologie : Einfuehrung fuer Studierende der Astronomie, Physik und Mathemati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iebscher Kosmologie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894|</text:p>
          </table:table-cell>
          <table:table-cell office:value-type="string" calcext:value-type="string">
            <text:p>3411155712|</text:p>
          </table:table-cell>
          <table:table-cell/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Wischnewski, Erik</text:p>
          </table:table-cell>
          <table:table-cell office:value-type="string" calcext:value-type="string">
            <text:p>Astronomie fuer die Praxis : Bd. 2: Einfuehrung in die Theori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ischnewski Astronomie fuer die Praxis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96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ufbau-Verl.</text:p>
          </table:table-cell>
          <table:table-cell office:value-type="string" calcext:value-type="string">
            <text:p>Wattenberg, Diedrich</text:p>
          </table:table-cell>
          <table:table-cell office:value-type="string" calcext:value-type="string">
            <text:p>Die Welt der Planeten : Aufbau, Physik und Geschichte des Sonnensystem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attenberg Die Welt der Planeten 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992|</text:p>
          </table:table-cell>
          <table:table-cell office:value-type="string" calcext:value-type="string">
            <text:p>9782954267708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eck, Andre</text:p>
          </table:table-cell>
          <table:table-cell office:value-type="string" calcext:value-type="string">
            <text:p>Organizations, people and strategies in astronomy. Vol. 1 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eck Organizations people and strategies astronomy Vol 2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8204|</text:p>
          </table:table-cell>
          <table:table-cell office:value-type="string" calcext:value-type="string">
            <text:p>0384140912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Johnson Reprint Corp</text:p>
          </table:table-cell>
          <table:table-cell office:value-type="string" calcext:value-type="string">
            <text:p>Pantaleo, M.</text:p>
          </table:table-cell>
          <table:table-cell office:value-type="string" calcext:value-type="string">
            <text:p>Relativity, quanta, and cosmology in the development of the scientific thought of Albert Einstein. (Vol.2.) :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antaleo Relativity quanta and cosmology the development the scientific thought Albert Einstein Vol2 19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8291|</text:p>
          </table:table-cell>
          <table:table-cell office:value-type="string" calcext:value-type="string">
            <text:p>9789292219383|</text:p>
          </table:table-cell>
          <table:table-cell/>
          <table:table-cell office:value-type="string" calcext:value-type="string">
            <text:p>Noordwijk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uber, M. C. E.</text:p>
          </table:table-cell>
          <table:table-cell office:value-type="string" calcext:value-type="string">
            <text:p>Observing photons in space :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ber Observing photons space 2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8429|</text:p>
          </table:table-cell>
          <table:table-cell office:value-type="string" calcext:value-type="string">
            <text:p>386025093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: Die physikalische Welt der kosmischen Sonne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aler Sterne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8495|</text:p>
          </table:table-cell>
          <table:table-cell office:value-type="string" calcext:value-type="string">
            <text:p>3572047307|</text:p>
          </table:table-cell>
          <table:table-cell office:value-type="string" calcext:value-type="string">
            <text:p>Sonderausg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Orbis-Verl.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Astromonie : Grundlagen der Himmelskunde und Forschung heu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errmann Astromonie 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862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arper &amp; Row</text:p>
          </table:table-cell>
          <table:table-cell office:value-type="string" calcext:value-type="string">
            <text:p>Hoyle, Fred</text:p>
          </table:table-cell>
          <table:table-cell office:value-type="string" calcext:value-type="string">
            <text:p>Galaxies nuclei and quasar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oyle Galaxies nuclei and quasars 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9181|</text:p>
          </table:table-cell>
          <table:table-cell office:value-type="string" calcext:value-type="string">
            <text:p>978383126354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Vaas, Peter</text:p>
          </table:table-cell>
          <table:table-cell office:value-type="string" calcext:value-type="string">
            <text:p>Stephen Hawking korrigiert sein Modell vom Urknall 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aas Stephen Hawking korrigiert sein Modell vom Urknall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922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Interscience</text:p>
          </table:table-cell>
          <table:table-cell office:value-type="string" calcext:value-type="string">
            <text:p>Aller, Lawrence H.</text:p>
          </table:table-cell>
          <table:table-cell office:value-type="string" calcext:value-type="string">
            <text:p>The abundance of the elements :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ller The abundance the elements 1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9305|</text:p>
          </table:table-cell>
          <table:table-cell office:value-type="string" calcext:value-type="string">
            <text:p>398106896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hysikalische Prozesse, Neues aus dem Sonnensyste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934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Elementare Kosmologie : Die Weltmodelle der klassischen und der relativistischen Gravitationstheori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reder Elementare Kosmologie 1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9556|</text:p>
          </table:table-cell>
          <table:table-cell office:value-type="string" calcext:value-type="string">
            <text:p>9783943702521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Kosmologie : Den Geheimnissen des Weltalls auf der Spu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smologie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0031|</text:p>
          </table:table-cell>
          <table:table-cell office:value-type="string" calcext:value-type="string">
            <text:p>3423330546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ogan, Craig J.</text:p>
          </table:table-cell>
          <table:table-cell office:value-type="string" calcext:value-type="string">
            <text:p>Das kleine Buch vom Big Bang : Eine Kosmos-Fib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gan Das kleine Buch vom Big Bang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0075|</text:p>
          </table:table-cell>
          <table:table-cell office:value-type="string" calcext:value-type="string">
            <text:p>382740482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ie Geschichte des Kosmos : Vom Urknall bis zum Universum der Zukunf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lk Die Geschichte des Kosmos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036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MPG</text:p>
          </table:table-cell>
          <table:table-cell/>
          <table:table-cell office:value-type="string" calcext:value-type="string">
            <text:p>The MAGIC telescopes : Eyes for the extreme univers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 MAGIC telescopes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193|</text:p>
          </table:table-cell>
          <table:table-cell office:value-type="string" calcext:value-type="string">
            <text:p>342626267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Overbye, Dennis</text:p>
          </table:table-cell>
          <table:table-cell office:value-type="string" calcext:value-type="string">
            <text:p>Das Echo des Urknalls : Kernfragen der modernen Kosmologi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Overbye Das Echo des Urknalls 199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" meta:object-count="0"/>
    <meta:generator>LibreOffice/6.0.3.2$Linux_X86_64 LibreOffice_project/00m0$Build-2</meta:generator>
  </office:meta>
</office:document-meta>
</file>